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d2f17" officeooo:paragraph-rsid="001c3e88"/>
    </style:style>
    <style:style style:name="P2" style:family="paragraph" style:parent-style-name="Standard">
      <style:text-properties officeooo:rsid="001d2f17" officeooo:paragraph-rsid="001d2f17"/>
    </style:style>
    <style:style style:name="P3" style:family="paragraph" style:parent-style-name="Standard">
      <style:text-properties officeooo:rsid="001d33b8" officeooo:paragraph-rsid="001d33b8"/>
    </style:style>
    <style:style style:name="P4" style:family="paragraph" style:parent-style-name="Standard">
      <style:text-properties fo:color="#000000" loext:opacity="100%" officeooo:rsid="001d2f17" officeooo:paragraph-rsid="001d2f17"/>
    </style:style>
    <style:style style:name="P5" style:family="paragraph" style:parent-style-name="Text_20_body">
      <style:paragraph-properties fo:text-align="center" style:justify-single-word="false"/>
      <style:text-properties fo:font-size="28pt" fo:font-weight="bold" officeooo:rsid="001fc8ab" officeooo:paragraph-rsid="001d33b8" style:font-size-asian="28pt" style:font-weight-asian="bold" style:font-size-complex="28pt" style:font-weight-complex="bold"/>
    </style:style>
    <style:style style:name="T1" style:family="text">
      <style:text-properties fo:color="#00ff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TP Vulnerability Test</text:p>
      <text:p text:style-name="P3">Scan: test.py<text:tab/><text:tab/><text:tab/><text:tab/><text:tab/><text:tab/><text:tab/><text:tab/><text:tab/><text:tab/>Result: <text:bookmark text:name="Grade"/><text:span text:style-name="T1">Secure</text:span></text:p>
      <text:p text:style-name="P3"/>
      <text:p text:style-name="P1"/>
      <text:p text:style-name="P2">1</text:p>
      <text:p text:style-name="P4"><text:bookmark text:name="FirstConnection"/>1. FAILURE - First telnet connection to port 21 failed.<text:line-break/></text:p>
      <text:p text:style-name="P2">2</text:p>
      <text:p text:style-name="P4"><text:bookmark text:name="SecondConnection"/><text:line-break/>2. FAILURE - Second telnet connection to port 6200 failed.<text:line-break/></text:p>
      <text:p text:style-name="P2">3</text:p>
      <text:p text:style-name="P4"><text:bookmark text:name="IfRoot"/><text:line-break/>3. FAILURE - The 'id;' telnet command did not return the user as root.<text:lin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0:53:01.261030742</meta:creation-date>
    <dc:date>2024-02-20T23:11:33.213216469</dc:date>
    <meta:editing-duration>PT12M</meta:editing-duration>
    <meta:editing-cycles>5</meta:editing-cycles>
    <meta:generator>LibreOffice/24.2.0.3$Linux_X86_64 LibreOffice_project/420$Build-3</meta:generator>
    <meta:document-statistic meta:table-count="0" meta:image-count="0" meta:object-count="0" meta:page-count="1" meta:paragraph-count="8" meta:word-count="44" meta:character-count="250" meta:non-whitespace-character-count="200"/>
  </office:meta>
</office:document-meta>
</file>